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6" style:parent-style-name="DefaultParagraphFont" style:family="text">
      <style:text-properties style:text-position="super 65.3%"/>
    </style:style>
    <style:style style:name="P7" style:parent-style-name="Subtitle" style:family="paragraph">
      <style:paragraph-properties fo:text-align="end"/>
    </style:style>
    <style:style style:name="P8" style:parent-style-name="Normal" style:family="paragraph">
      <style:paragraph-properties fo:break-before="page"/>
    </style:style>
    <style:style style:name="P9" style:parent-style-name="ListParagraph" style:family="paragraph">
      <style:paragraph-properties fo:widows="2" fo:orphans="2" fo:text-align="justify" style:vertical-align="auto" fo:line-height="150%"/>
    </style:style>
    <style:style style:name="P10" style:parent-style-name="ListParagraph" style:family="paragraph">
      <style:paragraph-properties fo:widows="2" fo:orphans="2" fo:text-align="justify" style:vertical-align="auto" fo:line-height="150%"/>
    </style:style>
    <style:style style:name="P11" style:parent-style-name="ListParagraph" style:family="paragraph">
      <style:paragraph-properties fo:widows="2" fo:orphans="2" fo:text-align="justify" style:vertical-align="auto" fo:line-height="150%"/>
    </style:style>
    <style:style style:name="P12" style:parent-style-name="ListParagraph" style:family="paragraph">
      <style:paragraph-properties fo:widows="2" fo:orphans="2" fo:text-align="justify" style:vertical-align="auto" fo:line-height="150%"/>
    </style:style>
    <style:style style:name="P13" style:parent-style-name="ListParagraph" style:family="paragraph">
      <style:paragraph-properties fo:widows="2" fo:orphans="2" fo:text-align="justify" style:vertical-align="auto" fo:line-height="150%"/>
    </style:style>
    <style:style style:name="P14" style:parent-style-name="Normal" style:family="paragraph">
      <style:paragraph-properties fo:widows="2" fo:orphans="2" fo:text-align="justify" style:vertical-align="auto" fo:line-height="150%"/>
    </style:style>
    <style:style style:name="P15" style:parent-style-name="ListParagraph" style:family="paragraph">
      <style:paragraph-properties fo:widows="2" fo:orphans="2" fo:text-align="justify" style:vertical-align="auto" fo:line-height="150%"/>
    </style:style>
    <style:style style:name="P16" style:parent-style-name="ListParagraph" style:family="paragraph">
      <style:paragraph-properties fo:widows="2" fo:orphans="2" fo:text-align="justify" style:vertical-align="auto" fo:line-height="150%"/>
    </style:style>
    <style:style style:name="P17" style:parent-style-name="ListParagraph" style:family="paragraph">
      <style:paragraph-properties fo:widows="2" fo:orphans="2" fo:text-align="justify" style:vertical-align="auto" fo:line-height="150%"/>
    </style:style>
    <style:style style:name="P18" style:parent-style-name="ListParagraph" style:family="paragraph">
      <style:paragraph-properties fo:widows="2" fo:orphans="2" fo:text-align="justify" style:vertical-align="auto" fo:line-height="150%"/>
    </style:style>
    <style:style style:name="P19" style:parent-style-name="ListParagraph" style:family="paragraph">
      <style:paragraph-properties fo:widows="2" fo:orphans="2" fo:text-align="justify" style:vertical-align="auto" fo:line-height="150%"/>
    </style:style>
    <style:style style:name="P20" style:parent-style-name="Normal" style:family="paragraph">
      <style:paragraph-properties fo:widows="2" fo:orphans="2" fo:text-align="justify" style:vertical-align="auto" fo:line-height="150%"/>
    </style:style>
    <style:style style:name="P21" style:parent-style-name="Normal" style:family="paragraph">
      <style:paragraph-properties fo:widows="2" fo:orphans="2" fo:text-align="justify" style:vertical-align="auto" fo:line-height="150%"/>
    </style:style>
    <style:style style:name="P22" style:parent-style-name="Normal" style:family="paragraph">
      <style:paragraph-properties fo:widows="2" fo:orphans="2" fo:text-align="justify" style:vertical-align="auto" fo:line-height="150%"/>
    </style:style>
    <style:style style:name="P23" style:parent-style-name="Normal" style:family="paragraph">
      <style:paragraph-properties fo:widows="2" fo:orphans="2" fo:text-align="justify" style:vertical-align="auto" fo:line-height="150%"/>
    </style:style>
    <style:style style:name="P24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29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0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1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2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4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6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7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8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0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1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2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3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4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5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6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7" style:parent-style-name="DefaultParagraphFont" style:family="text">
      <style:text-properties style:font-name="Courier New" style:font-name-asian="Times New Roman" style:font-name-complex="Courier New" fo:color="#6A8759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CC7832" style:letter-kerning="false" fo:font-size="9pt" style:font-size-asian="9pt" style:font-size-complex="9pt" fo:language="en" fo:country="IE" style:language-asian="en" style:country-asian="IE" style:language-complex="ar" style:country-complex="SA"/>
    </style:style>
    <style:style style:name="P49" style:parent-style-name="Normal" style:family="paragraph">
      <style:paragraph-properties fo:widows="2" fo:orphans="2" fo:text-align="justify" style:vertical-align="auto" fo:line-height="150%" fo:margin-left="1in">
        <style:tab-stops/>
      </style:paragraph-properties>
    </style:style>
    <style:style style:name="P50" style:parent-style-name="Normal" style:family="paragraph">
      <style:paragraph-properties fo:widows="2" fo:orphans="2" fo:text-align="justify" style:vertical-align="auto" fo:line-height="150%"/>
    </style:style>
    <style:style style:name="P51" style:parent-style-name="Normal" style:family="paragraph">
      <style:paragraph-properties fo:widows="2" fo:orphans="2" fo:text-align="justify" style:vertical-align="auto" fo:line-height="150%"/>
    </style:style>
  </office:automatic-styles>
  <office:body>
    <office:text text:use-soft-page-breaks="true">
      <text:p text:style-name="P1">ICT_Object Orientated Programming</text:p>
      <text:p text:style-name="Title">Assessment task 5</text:p>
      <text:p text:style-name="Title">Ciarán Maher 19<text:span text:style-name="T6">th</text:span>/March/2016</text:p>
      <text:p text:style-name="Title">KTQ0855</text:p>
      <text:p text:style-name="Normal"/>
      <text:p text:style-name="Normal"/>
      <text:p text:style-name="P7">Issue Log</text:p>
      <text:p text:style-name="P8"/>
      <text:soft-page-break/>
      <text:list text:style-name="LFO7" text:continue-numbering="true">
        <text:list-item>
          <text:p text:style-name="P9">Testing of the application</text:p>
          <text:list text:continue-numbering="true">
            <text:list-item>
              <text:p text:style-name="P10">Assessment task 4 - Test Log</text:p>
            </text:list-item>
            <text:list-item>
              <text:p text:style-name="P11">Assessment task 4 - Test Plan</text:p>
            </text:list-item>
          </text:list>
        </text:list-item>
        <text:list-item>
          <text:p text:style-name="P12">Analysis of actual test results against expected results to identify discrepancies<text:s/></text:p>
          <text:list text:continue-numbering="true">
            <text:list-item>
              <text:p text:style-name="P13">Assessment task 4 - Test Log</text:p>
            </text:list-item>
          </text:list>
        </text:list-item>
        <text:list-item>
          <text:p text:style-name="P14">Recommendations for improvements to the program</text:p>
        </text:list-item>
      </text:list>
      <text:list text:style-name="LFO8" text:continue-numbering="true">
        <text:list-item>
          <text:p text:style-name="P15">Change datatype<text:s/>from<text:s/>simple text<text:s/>file to database.</text:p>
        </text:list-item>
        <text:list-item>
          <text:p text:style-name="P16">Add Date/Time picker for further verification</text:p>
        </text:list-item>
        <text:list-item>
          <text:p text:style-name="P17">Add real-time price-check API</text:p>
        </text:list-item>
        <text:list-item>
          <text:p text:style-name="P18">Email flight booking/preview to the user (requires user to enter email address)</text:p>
        </text:list-item>
        <text:list-item>
          <text:p text:style-name="P19">Further validation of username/Airports to prevent numeric characters (as required)</text:p>
        </text:list-item>
      </text:list>
      <text:list text:style-name="LFO7" text:continue-numbering="true">
        <text:list-item>
          <text:p text:style-name="P20">Documentation for use of the program by other programmers</text:p>
          <text:list text:continue-numbering="true">
            <text:list-item>
              <text:p text:style-name="P21">Please see in-line comments for<text:s/>further<text:s/>details.</text:p>
            </text:list-item>
            <text:list-item>
              <text:p text:style-name="P22">The Airline Booker 9001® uses JavaFx an “XML injection” plug-in for IntelliJ that is used worldwide for Android app development. This system combines java code with FXML files to build complex interface designs.</text:p>
            </text:list-item>
            <text:list-item>
              <text:p text:style-name="P23">To execute the program 2 file paths must be edited in the FileHandler.<text:line-break/>This can be done simply be editing the path String to the required path.</text:p>
            </text:list-item>
          </text:list>
        </text:list-item>
      </text:list>
      <text:p text:style-name="P24"><text:span text:style-name="T25">public static<text:s/></text:span><text:span text:style-name="T26">String<text:s/></text:span><text:span text:style-name="T27">path<text:s/></text:span><text:span text:style-name="T28">=<text:s/></text:span><text:span text:style-name="T29">"C:</text:span><text:span text:style-name="T30">\\</text:span><text:span text:style-name="T31">Users</text:span><text:span text:style-name="T32">\\</text:span><text:span text:style-name="T33">blue20</text:span><text:span text:style-name="T34">\\</text:span><text:span text:style-name="T35">Documents</text:span><text:span text:style-name="T36">\\</text:span><text:span text:style-name="T37">ICT_ObjectOrientatedProgramming</text:span><text:span text:style-name="T38">\\</text:span><text:span text:style-name="T39">Project</text:span><text:span text:style-name="T40">\\</text:span><text:span text:style-name="T41">AirlineBooker9001</text:span><text:span text:style-name="T42">\\</text:span><text:span text:style-name="T43">src</text:span><text:span text:style-name="T44">\\</text:span><text:span text:style-name="T45">gui</text:span><text:span text:style-name="T46">\\</text:span><text:span text:style-name="T47">"</text:span><text:span text:style-name="T48">;</text:span></text:p>
      <text:p text:style-name="P49"/>
      <text:list text:style-name="LFO7" text:continue-numbering="true">
        <text:list-item>
          <text:p text:style-name="P50">A program with onscreen help to guide users of your program</text:p>
          <text:list text:continue-numbering="true">
            <text:list-item>
              <text:p text:style-name="P51">Click on “Help” in the main window to view further usage details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fo:color="#17365D" fo:letter-spacing="0.0034in" fo:font-size="26pt" style:font-size-asian="26pt" style:font-size-complex="26pt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>
      <style:paragraph-properties fo:margin-bottom="0.0694in"/>
      <style:text-properties style:language-asian="ja" style:country-asian="JP" fo:hyphenate="tru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style:language-asian="ja" style:country-asian="JP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/>
      <style:text-properties style:font-name-complex="Arial" fo:font-size="10pt" style:font-size-asian="10pt" style:font-size-complex="10pt" fo:hyphenate="true"/>
    </style:style>
    <style:style style:name="Tabletext" style:display-name="Tabletext" style:family="paragraph" style:parent-style-name="Normal">
      <style:paragraph-properties fo:keep-together="always" style:line-height-at-least="0.1666in"/>
      <style:text-properties style:font-name="Arial" fo:font-size="10pt" style:font-size-asian="10pt" style:font-size-complex="10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tru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6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2</text:page-number></text:span><text:s/>of<text:s/><text:span text:style-name="T3"><text:page-count>2</text:page-count></text:span></text:p>
        <text:p text:style-name="Header"/>
      </style:header>
      <style:footer>
        <text:p text:style-name="P4">Ciarán Maher<text:line-break/>ICT_OOP<text:line-break/>19<text:span text:style-name="T5">th</text:span>/March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iaran Maher</meta:initial-creator>
    <dc:creator>blue20</dc:creator>
    <meta:creation-date>2016-03-21T07:53:00Z</meta:creation-date>
    <dc:date>2016-03-29T14:23:00Z</dc:date>
    <meta:template xlink:href="Normal" xlink:type="simple"/>
    <meta:editing-cycles>25</meta:editing-cycles>
    <meta:editing-duration>PT4620S</meta:editing-duration>
    <meta:document-statistic meta:page-count="2" meta:paragraph-count="2" meta:word-count="203" meta:character-count="1361" meta:row-count="9" meta:non-whitespace-character-count="1160"/>
  </office:meta>
</office:document-meta>
</file>